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0" style:family="paragraph" style:parent-style-name="Standard">
      <style:paragraph-properties fo:margin-top="0.1665in" fo:margin-bottom="0.1665in" loext:contextual-spacing="false" fo:line-height="100%"/>
    </style:style>
    <style:style style:name="P11" style:family="paragraph" style:parent-style-name="Heading_20_1">
      <style:paragraph-properties fo:margin-top="0.3335in" fo:margin-bottom="0.0835in" loext:contextual-spacing="false" fo:line-height="100%" fo:keep-together="auto" fo:keep-with-next="auto"/>
    </style:style>
    <style:style style:name="P12" style:family="paragraph" style:parent-style-name="Heading_20_1" style:master-page-name="Standard">
      <style:paragraph-properties fo:margin-top="0.3335in" fo:margin-bottom="0.0835in" loext:contextual-spacing="false" fo:line-height="100%" fo:keep-together="auto" style:page-number="1" fo:keep-with-next="auto"/>
    </style:style>
    <style:style style:name="P13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14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15" style:family="paragraph" style:parent-style-name="Heading_20_6">
      <style:paragraph-properties fo:margin-top="0.139in" fo:margin-bottom="0.028in" loext:contextual-spacing="false" fo:line-height="100%" fo:keep-together="auto" fo:keep-with-next="auto"/>
    </style:style>
    <style:style style:name="P16" style:family="paragraph" style:parent-style-name="Heading_20_5">
      <style:paragraph-properties fo:margin-top="0.1528in" fo:margin-bottom="0.028in" loext:contextual-spacing="false" fo:line-height="100%" fo:keep-together="auto" fo:keep-with-next="auto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color="#000000" fo:font-size="10pt" fo:font-weight="bold" style:font-size-asian="10pt" style:font-weight-asian="bold" style:font-size-complex="10pt"/>
    </style:style>
    <style:style style:name="T4" style:family="text">
      <style:text-properties fo:color="#000000" fo:font-size="13pt" fo:font-weight="bold" style:font-size-asian="13pt" style:font-weight-asian="bold" style:font-size-complex="13pt"/>
    </style:style>
    <style:style style:name="T5" style:family="text">
      <style:text-properties fo:color="#000000" fo:font-size="9pt" fo:font-style="normal" fo:font-weight="bold" style:font-size-asian="9pt" style:font-style-asian="normal" style:font-weight-asian="bold" style:font-size-complex="9pt"/>
    </style:style>
    <style:style style:name="T6" style:family="text">
      <style:text-properties fo:font-weight="bold" style:font-weight-asian="bold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ku6hb9h69tit"/><text:span text:style-name="T1">GIT</text:span></text:p>
      <text:p text:style-name="P13"><text:bookmark text:name="_xxhlmk1eq7up"/><text:span text:style-name="T2">Estados</text:span></text:p>
      <text:list xml:id="list3216026532" text:style-name="WWNum3">
        <text:list-item>
          <text:p text:style-name="P1">Modificado (modified);</text:p>
        </text:list-item>
        <text:list-item>
          <text:p text:style-name="P4">Preparado (staged/index)</text:p>
        </text:list-item>
        <text:list-item>
          <text:p text:style-name="P6">Consolidado (comitted);</text:p>
        </text:list-item>
      </text:list>
      <text:p text:style-name="P13"><text:bookmark text:name="_t8pdpbovb4zd"/><text:span text:style-name="T2">Ajuda</text:span></text:p>
      <text:p text:style-name="P16"><text:bookmark text:name="_9f5cffkgwf99"/><text:span text:style-name="T3">Geral</text:span></text:p>
      <text:p text:style-name="Standard">git help</text:p>
      <text:p text:style-name="Standard"/>
      <text:p text:style-name="P16"><text:bookmark text:name="_3q6d9t9gi9pj"/><text:span text:style-name="T3">Comando específico</text:span></text:p>
      <text:p text:style-name="Standard">git help add</text:p>
      <text:p text:style-name="Standard">git help commit</text:p>
      <text:p text:style-name="Standard">git help &lt;qualquer_comando_git&gt;</text:p>
      <text:p text:style-name="Standard"/>
      <text:p text:style-name="P13"><text:bookmark text:name="_g2ggetgsl7p3"/><text:span text:style-name="T2">Configuração</text:span></text:p>
      <text:p text:style-name="P14"><text:bookmark text:name="_mrejvjy7bq9y"/><text:span text:style-name="T4">Geral</text:span></text:p>
      <text:p text:style-name="P10">As configurações do GIT são armazenadas no arquivo <text:span text:style-name="T6">.gitconfig</text:span> localizado dentro do diretório do usuário do Sistema Operacional (Ex.: Windows: C:\Users\Documents and Settings\Leonardo ou *nix /home/leonardo).</text:p>
      <text:p text:style-name="P10">As configurações realizadas através dos comandos abaixo serão incluídas no arquivo citado acima.</text:p>
      <text:p text:style-name="P16"><text:bookmark text:name="_jjqthmuosv81"/><text:span text:style-name="T3">Setar usuário</text:span></text:p>
      <text:p text:style-name="Standard">git config --global user.name "Leonardo Comelli"</text:p>
      <text:p text:style-name="Standard"><text:soft-page-break/></text:p>
      <text:p text:style-name="P16"><text:bookmark text:name="_to7ffyx3synr"/><text:span text:style-name="T3">Setar email</text:span></text:p>
      <text:p text:style-name="Standard">git config --global user.email leonardo@software-ltda.com.br</text:p>
      <text:p text:style-name="Standard"/>
      <text:p text:style-name="P16"><text:bookmark text:name="_76l292h6bq8l"/><text:span text:style-name="T3">Setar editor</text:span></text:p>
      <text:p text:style-name="Standard">git config --global core.editor vim</text:p>
      <text:p text:style-name="Standard"/>
      <text:p text:style-name="P16"><text:bookmark text:name="_txxgbip1vuq9"/><text:span text:style-name="T3">Setar ferramenta de merge</text:span></text:p>
      <text:p text:style-name="Standard">git config --global merge.tool vimdiff</text:p>
      <text:p text:style-name="Standard"/>
      <text:p text:style-name="P16"><text:bookmark text:name="_wyukfvqwqka0"/><text:span text:style-name="T3">Setar arquivos a serem ignorados</text:span></text:p>
      <text:p text:style-name="Standard">git config --global core.excludesfile ~/.gitignore</text:p>
      <text:p text:style-name="Standard"/>
      <text:p text:style-name="P16"><text:bookmark text:name="_8bz3dnkrlfw5"/><text:span text:style-name="T3">Listar configurações</text:span></text:p>
      <text:p text:style-name="Standard">git config --list</text:p>
      <text:p text:style-name="Standard"/>
      <text:p text:style-name="P14"><text:bookmark text:name="_w1koib2o1dqp"/><text:span text:style-name="T4">Ignorar Arquivos</text:span></text:p>
      <text:p text:style-name="P10">Os nomes de arquivos/diretórios ou extensões de arquivos listados no arquivo <text:span text:style-name="T6">.gitignore</text:span> não serão adicionados em um repositório. Existem dois arquivos .gitignore, são eles:</text:p>
      <text:list xml:id="list16766784" text:style-name="WWNum1">
        <text:list-item>
          <text:p text:style-name="P2">Geral: Normalmente armazenado no diretório do usuário do Sistema Operacional. O arquivo que possui a lista dos arquivos/diretórios a serem ignorados por <text:span text:style-name="T6">todos os repositórios</text:span> deverá ser declarado conforme citado acima. O arquivo não precisa ter o nome de <text:span text:style-name="T6">.gitignore</text:span>.<text:line-break/></text:p>
        </text:list-item>
        <text:list-item>
          <text:p text:style-name="P7">Por repositório: Deve ser armazenado no diretório do repositório e deve conter a lista dos arquivos/diretórios que devem ser ignorados apenas para o repositório específico.<text:line-break/></text:p>
        </text:list-item>
      </text:list>
      <text:p text:style-name="P13"><text:bookmark text:name="_ql05pyfnlhwd"/><text:span text:style-name="T2">Repositório Local</text:span></text:p>
      <text:p text:style-name="P14"><text:bookmark text:name="_qlyzj8tz2lvt"/><text:soft-page-break/><text:span text:style-name="T4">Criar novo repositório</text:span></text:p>
      <text:p text:style-name="Standard">git init</text:p>
      <text:p text:style-name="Standard"/>
      <text:p text:style-name="P14"><text:bookmark text:name="_1tqxxagbfsw2"/><text:span text:style-name="T4">Verificar estado dos arquivos/diretórios</text:span></text:p>
      <text:p text:style-name="Standard">git status</text:p>
      <text:p text:style-name="Standard"/>
      <text:p text:style-name="P14"><text:bookmark text:name="_259c1ty45b0i"/><text:span text:style-name="T4">Adicionar arquivo/diretório (staged area)</text:span></text:p>
      <text:p text:style-name="P16"><text:bookmark text:name="_kqp1rrhnte4"/><text:span text:style-name="T3">Adicionar um arquivo em específico</text:span></text:p>
      <text:p text:style-name="Standard">git add meu_arquivo.txt</text:p>
      <text:p text:style-name="Standard"/>
      <text:p text:style-name="P16"><text:bookmark text:name="_2eko194k4fjn"/><text:span text:style-name="T3">Adicionar um diretório em específico</text:span></text:p>
      <text:p text:style-name="Standard">git add meu_diretorio</text:p>
      <text:p text:style-name="Standard"/>
      <text:p text:style-name="P16"><text:bookmark text:name="_4w559x2qfv4r"/><text:span text:style-name="T3">Adicionar todos os arquivos/diretórios</text:span></text:p>
      <text:p text:style-name="Standard">git add .<text:tab/></text:p>
      <text:p text:style-name="Standard"/>
      <text:p text:style-name="P16"><text:bookmark text:name="_voee5f6gpo8y"/><text:span text:style-name="T3">Adicionar um arquivo que esta listado no .gitignore (geral ou do repositório)</text:span></text:p>
      <text:p text:style-name="Standard">git add -f arquivo_no_gitignore.txt</text:p>
      <text:p text:style-name="Standard"/>
      <text:p text:style-name="P14"><text:bookmark text:name="_tus1ytqmd422"/><text:span text:style-name="T4">Comitar arquivo/diretório</text:span></text:p>
      <text:p text:style-name="P16"><text:bookmark text:name="_xv1ij7igo35c"/><text:span text:style-name="T3">Comitar um arquivo</text:span></text:p>
      <text:p text:style-name="Standard"><text:soft-page-break/>git commit meu_arquivo.txt</text:p>
      <text:p text:style-name="Standard"/>
      <text:p text:style-name="P16"><text:bookmark text:name="_wkn0vow9h20i"/><text:span text:style-name="T3">Comitar vários arquivos</text:span></text:p>
      <text:p text:style-name="Standard">git commit meu_arquivo.txt meu_outro_arquivo.txt</text:p>
      <text:p text:style-name="Standard"/>
      <text:p text:style-name="P16"><text:bookmark text:name="_560wjz246eni"/><text:span text:style-name="T3">Comitar informando mensagem</text:span></text:p>
      <text:p text:style-name="Standard">git commit meuarquivo.txt -m "minha mensagem de commit"</text:p>
      <text:p text:style-name="Standard"/>
      <text:p text:style-name="P14"><text:bookmark text:name="_ob9xyqvv31i6"/><text:span text:style-name="T4">Remover arquivo/diretório</text:span></text:p>
      <text:p text:style-name="P16"><text:bookmark text:name="_ed4os6jhspwk"/><text:span text:style-name="T3">Remover arquivo</text:span></text:p>
      <text:p text:style-name="Standard">git rm meu_arquivo.txt</text:p>
      <text:p text:style-name="Standard"/>
      <text:p text:style-name="P16"><text:bookmark text:name="_9eyaenz5zov6"/><text:span text:style-name="T3">Remover diretório</text:span></text:p>
      <text:p text:style-name="Standard">git rm -r diretorio</text:p>
      <text:p text:style-name="Standard"/>
      <text:p text:style-name="P14"><text:bookmark text:name="_g9fycmxjvvvb"/><text:span text:style-name="T4">Visualizar histórico</text:span></text:p>
      <text:p text:style-name="P16"><text:bookmark text:name="_do191yv19rcy"/><text:span text:style-name="T3">Exibir histórico</text:span></text:p>
      <text:p text:style-name="Standard">git log</text:p>
      <text:p text:style-name="Standard"/>
      <text:p text:style-name="P16"><text:bookmark text:name="_j44e69hugaoj"/><text:span text:style-name="T3">Exibir histórico com diff das duas últimas alterações</text:span></text:p>
      <text:p text:style-name="Standard">git log -p -2</text:p>
      <text:p text:style-name="Standard"><text:soft-page-break/></text:p>
      <text:p text:style-name="P16"><text:bookmark text:name="_gzszda4at0xk"/><text:span text:style-name="T3">Exibir resumo do histórico (hash completa, autor, data, comentário e qtde de alterações (+/-))</text:span></text:p>
      <text:p text:style-name="Standard">git log --stat</text:p>
      <text:p text:style-name="Standard"/>
      <text:p text:style-name="P16"><text:bookmark text:name="_9il0zmrhzu5l"/><text:span text:style-name="T3">Exibir informações resumidas em uma linha (hash completa e comentário)</text:span></text:p>
      <text:p text:style-name="Standard">git log --pretty=oneline</text:p>
      <text:p text:style-name="Standard"/>
      <text:p text:style-name="P16"><text:bookmark text:name="_8vze7ymqw720"/><text:span text:style-name="T3">Exibir histórico com formatação específica (hash abreviada, autor, data e comentário)</text:span></text:p>
      <text:p text:style-name="Standard">git log --pretty=format:"%h - %an, %ar : %s"</text:p>
      <text:p text:style-name="Standard"/>
      <text:list xml:id="list3387660606" text:style-name="WWNum2">
        <text:list-item>
          <text:p text:style-name="P3">%h: Abreviação do hash;</text:p>
        </text:list-item>
        <text:list-item>
          <text:p text:style-name="P5">%an: Nome do autor;</text:p>
        </text:list-item>
        <text:list-item>
          <text:p text:style-name="P5">%ar: Data;</text:p>
        </text:list-item>
        <text:list-item>
          <text:p text:style-name="P8">%s: Comentário.</text:p>
        </text:list-item>
      </text:list>
      <text:p text:style-name="P10">Verifique as demais opções de formatação no<text:a xlink:type="simple" xlink:href="http://git-scm.com/book/en/Git-Basics-Viewing-the-Commit-History" text:style-name="ListLabel_20_37" text:visited-style-name="ListLabel_20_37"> </text:a><text:a xlink:type="simple" xlink:href="http://git-scm.com/book/en/Git-Basics-Viewing-the-Commit-History" text:style-name="ListLabel_20_38" text:visited-style-name="ListLabel_20_38"><text:span text:style-name="T7">Git Book</text:span></text:a></text:p>
      <text:p text:style-name="P16"><text:bookmark text:name="_hs648u6lh0ig"/><text:span text:style-name="T3">Exibir histório de um arquivo específico</text:span></text:p>
      <text:p text:style-name="Standard">git log -- &lt;caminho_do_arquivo&gt;</text:p>
      <text:p text:style-name="Standard"/>
      <text:p text:style-name="P16"><text:bookmark text:name="_hg1pnc1czl1l"/><text:span text:style-name="T3">Exibir histórico de um arquivo específico que contêm uma determinada palavra</text:span></text:p>
      <text:p text:style-name="Standard">git log --summary -S&lt;palavra&gt; [&lt;caminho_do_arquivo&gt;]</text:p>
      <text:p text:style-name="Standard"/>
      <text:p text:style-name="P16"><text:bookmark text:name="_23r2rhe4kxb7"/><text:soft-page-break/><text:span text:style-name="T3">Exibir histórico modificação de um arquivo</text:span></text:p>
      <text:p text:style-name="Standard">git log --diff-filter=M -- &lt;caminho_do_arquivo&gt;</text:p>
      <text:p text:style-name="Standard"/>
      <text:list xml:id="list2148537009" text:style-name="WWNum4">
        <text:list-item>
          <text:p text:style-name="P9">O pode ser substituido por: Adicionado (A), Copiado (C), Apagado (D), Modificado (M), Renomeado (R), entre outros.</text:p>
        </text:list-item>
      </text:list>
      <text:p text:style-name="P16"><text:bookmark text:name="_ygyom6p7sfh2"/><text:span text:style-name="T3">Exibir histório de um determinado autor</text:span></text:p>
      <text:p text:style-name="Standard">git log --author=usuario</text:p>
      <text:p text:style-name="Standard"/>
      <text:p text:style-name="P16"><text:bookmark text:name="_jio5ow2vs980"/><text:span text:style-name="T3">Exibir revisão e autor da última modificação de uma bloco de linhas</text:span></text:p>
      <text:p text:style-name="Standard">git blame -L 12,22 meu_arquivo.txt </text:p>
      <text:p text:style-name="Standard"/>
      <text:p text:style-name="P14"><text:bookmark text:name="_b1i74ycv3fa5"/><text:span text:style-name="T4">Desfazendo operações</text:span></text:p>
      <text:p text:style-name="P16"><text:bookmark text:name="_jy7ita5kwom7"/><text:span text:style-name="T3">Desfazendo alteração local (working directory)</text:span></text:p>
      <text:p text:style-name="P10">Este comando deve ser utilizando enquanto o arquivo não foi adicionado na <text:span text:style-name="T6">staged area</text:span>.</text:p>
      <text:p text:style-name="Standard">git checkout -- meu_arquivo.txt</text:p>
      <text:p text:style-name="Standard"/>
      <text:p text:style-name="P16"><text:bookmark text:name="_9ikww8xz9s6y"/><text:span text:style-name="T3">Desfazendo alteração local (staging area)</text:span></text:p>
      <text:p text:style-name="P10">Este comando deve ser utilizando quando o arquivo já foi adicionado na <text:span text:style-name="T6">staged area</text:span>.</text:p>
      <text:p text:style-name="Standard">git reset HEAD meu_arquivo.txt</text:p>
      <text:p text:style-name="Standard"/>
      <text:p text:style-name="P10">Se o resultado abaixo for exibido, o comando reset <text:span text:style-name="T8">não</text:span> alterou o diretório de trabalho.</text:p>
      <text:p text:style-name="Standard">Unstaged changes after reset:</text:p>
      <text:p text:style-name="Standard"><text:soft-page-break/>M<text:tab/>meu_arquivo.txt</text:p>
      <text:p text:style-name="Standard"/>
      <text:p text:style-name="P10">A alteração do diretório pode ser realizada através do comando abaixo:</text:p>
      <text:p text:style-name="Standard">git checkout meu_arquivo.txt</text:p>
      <text:p text:style-name="Standard"/>
      <text:p text:style-name="P13"><text:bookmark text:name="_3izdtk1g9mdd"/><text:span text:style-name="T2">Repositório Remoto</text:span></text:p>
      <text:p text:style-name="P14"><text:bookmark text:name="_wpbu8jlnxs66"/><text:span text:style-name="T4">Exibir os repositórios remotos</text:span></text:p>
      <text:p text:style-name="Standard">git remote</text:p>
      <text:p text:style-name="Standard"/>
      <text:p text:style-name="Standard">git remote -v</text:p>
      <text:p text:style-name="Standard"/>
      <text:p text:style-name="P14"><text:bookmark text:name="_uiogv16u43s8"/><text:span text:style-name="T4">Vincular repositório local com um repositório remoto</text:span></text:p>
      <text:p text:style-name="Standard">git remote add origin git@github.com:leocomelli/curso-git.git</text:p>
      <text:p text:style-name="Standard"/>
      <text:p text:style-name="P14"><text:bookmark text:name="_m4ek8883coat"/><text:span text:style-name="T4">Exibir informações dos repositórios remotos</text:span></text:p>
      <text:p text:style-name="Standard">git remote show origin</text:p>
      <text:p text:style-name="Standard"/>
      <text:p text:style-name="P14"><text:bookmark text:name="_qzb1bjhw2fnm"/><text:span text:style-name="T4">Renomear um repositório remoto</text:span></text:p>
      <text:p text:style-name="Standard">git remote rename origin curso-git</text:p>
      <text:p text:style-name="Standard"/>
      <text:p text:style-name="P14"><text:bookmark text:name="_t773x4vp3yrf"/><text:span text:style-name="T4">Desvincular um repositório remoto</text:span></text:p>
      <text:p text:style-name="Standard"><text:soft-page-break/>git remote rm curso-git</text:p>
      <text:p text:style-name="Standard"/>
      <text:p text:style-name="P14"><text:bookmark text:name="_1z3t0fv83g1q"/><text:span text:style-name="T4">Enviar arquivos/diretórios para o repositório remoto</text:span></text:p>
      <text:p text:style-name="P10">O primeiro <text:span text:style-name="T6">push</text:span> de um repositório deve conter o nome do repositório remoto e o branch.</text:p>
      <text:p text:style-name="Standard">git push -u origin master</text:p>
      <text:p text:style-name="Standard"/>
      <text:p text:style-name="P10">Os demais <text:span text:style-name="T6">pushes</text:span> não precisam dessa informação</text:p>
      <text:p text:style-name="Standard">git push</text:p>
      <text:p text:style-name="Standard"/>
      <text:p text:style-name="P14"><text:bookmark text:name="_gk264gtwunv3"/><text:span text:style-name="T4">Atualizar repositório local de acordo com o repositório remoto</text:span></text:p>
      <text:p text:style-name="P16"><text:bookmark text:name="_yu5xm6rtjgfx"/><text:span text:style-name="T3">Atualizar os arquivos no branch atual</text:span></text:p>
      <text:p text:style-name="Standard">git pull</text:p>
      <text:p text:style-name="Standard"/>
      <text:p text:style-name="P16"><text:bookmark text:name="_16o9fiz4t4jb"/><text:span text:style-name="T3">Buscar as alterações, mas não aplica-las no branch atual</text:span></text:p>
      <text:p text:style-name="Standard">git fetch</text:p>
      <text:p text:style-name="Standard"/>
      <text:p text:style-name="P14"><text:bookmark text:name="_jk9z6dcl5a1t"/><text:span text:style-name="T4">Clonar um repositório remoto já existente</text:span></text:p>
      <text:p text:style-name="Standard">git clone git@github.com:leocomelli/curso-git.git</text:p>
      <text:p text:style-name="Standard"/>
      <text:p text:style-name="P14"><text:bookmark text:name="_3hcce97kc4bt"/><text:span text:style-name="T4">Tags</text:span></text:p>
      <text:p text:style-name="P16"><text:bookmark text:name="_np76l7eoddec"/><text:span text:style-name="T3">Criando uma tag leve</text:span></text:p>
      <text:p text:style-name="Standard"><text:soft-page-break/>git tag vs-1.1</text:p>
      <text:p text:style-name="Standard"/>
      <text:p text:style-name="P16"><text:bookmark text:name="_yjxxnkiudxb2"/><text:span text:style-name="T3">Criando uma tag anotada</text:span></text:p>
      <text:p text:style-name="Standard">git tag -a vs-1.1 -m "Minha versão 1.1"</text:p>
      <text:p text:style-name="Standard"/>
      <text:p text:style-name="P16"><text:bookmark text:name="_ckh3ukbwtf9p"/><text:span text:style-name="T3">Criando uma tag assinada</text:span></text:p>
      <text:p text:style-name="P10">Para criar uma tag assinada é necessário uma chave privada (GNU Privacy Guard - GPG).</text:p>
      <text:p text:style-name="Standard">git tag -s vs-1.1 -m "Minha tag assinada 1.1"</text:p>
      <text:p text:style-name="Standard"/>
      <text:p text:style-name="P16"><text:bookmark text:name="_j3obx5m1kt5s"/><text:span text:style-name="T3">Criando tag a partir de um commit (hash)</text:span></text:p>
      <text:p text:style-name="Standard">git tag -a vs-1.2 9fceb02</text:p>
      <text:p text:style-name="Standard"/>
      <text:p text:style-name="P16"><text:bookmark text:name="_62bfris07sym"/><text:span text:style-name="T3">Criando tags no repositório remoto</text:span></text:p>
      <text:p text:style-name="Standard">git push origin vs-1.2</text:p>
      <text:p text:style-name="Standard"/>
      <text:p text:style-name="P16"><text:bookmark text:name="_bxv7qpl7ogkt"/><text:span text:style-name="T3">Criando todas as tags locais no repositório remoto</text:span></text:p>
      <text:p text:style-name="Standard">git push origin --tags</text:p>
      <text:p text:style-name="Standard"/>
      <text:p text:style-name="P14"><text:bookmark text:name="_86c13tvvvxse"/><text:span text:style-name="T4">Branches</text:span></text:p>
      <text:p text:style-name="P10">O <text:span text:style-name="T6">master</text:span> é o branch principal do GIT.</text:p>
      <text:p text:style-name="P10">O <text:span text:style-name="T6">HEAD</text:span> é um ponteiro <text:span text:style-name="T8">especial</text:span> que indica qual é o branch atual. Por padrão, o <text:span text:style-name="T6">HEAD</text:span> aponta para o branch principal, o <text:span text:style-name="T6">master</text:span>.</text:p>
      <text:p text:style-name="P16"><text:bookmark text:name="_btrud8vaykoo"/><text:soft-page-break/><text:span text:style-name="T3">Criando um novo branch</text:span></text:p>
      <text:p text:style-name="Standard">git branch bug-123</text:p>
      <text:p text:style-name="Standard"/>
      <text:p text:style-name="P16"><text:bookmark text:name="_ypwlkln1eavp"/><text:span text:style-name="T3">Trocando para um branch existente</text:span></text:p>
      <text:p text:style-name="Standard">git checkout bug-123</text:p>
      <text:p text:style-name="Standard"/>
      <text:p text:style-name="P10">Neste caso, o ponteiro principal <text:span text:style-name="T6">HEAD</text:span> esta apontando para o branch chamado bug-123.</text:p>
      <text:p text:style-name="P16"><text:bookmark text:name="_edmtwxkg5l4z"/><text:span text:style-name="T3">Criar um novo branch e trocar</text:span></text:p>
      <text:p text:style-name="Standard">git checkout -b bug-456</text:p>
      <text:p text:style-name="Standard"/>
      <text:p text:style-name="P16"><text:bookmark text:name="_r1qcs2brbljr"/><text:span text:style-name="T3">Voltar para o branch principal (master)</text:span></text:p>
      <text:p text:style-name="Standard">git checkout master</text:p>
      <text:p text:style-name="Standard"/>
      <text:p text:style-name="P16"><text:bookmark text:name="_6hojxjp54jz"/><text:span text:style-name="T3">Resolver merge entre os branches</text:span></text:p>
      <text:p text:style-name="Standard">git merge bug-123</text:p>
      <text:p text:style-name="Standard"/>
      <text:p text:style-name="P10">Para realizar o <text:span text:style-name="T8">merge</text:span>, é necessário estar no branch que deverá receber as alterações. O <text:span text:style-name="T8">merge</text:span> pode automático ou manual. O merge automático será feito em arquivos textos que não sofreram alterações nas mesmas linhas, já o merge manual será feito em arquivos textos que sofreram alterações nas mesmas linhas.</text:p>
      <text:p text:style-name="P10">A mensagem indicando um <text:span text:style-name="T8">merge</text:span> manual será:</text:p>
      <text:p text:style-name="Standard">Automerging meu_arquivo.txt</text:p>
      <text:p text:style-name="Standard">CONFLICT (content): Merge conflict in meu_arquivo.txt</text:p>
      <text:p text:style-name="Standard">Automatic merge failed; fix conflicts and then commit the result.</text:p>
      <text:p text:style-name="Standard"><text:soft-page-break/></text:p>
      <text:p text:style-name="P16"><text:bookmark text:name="_a52jgqrafe4l"/><text:span text:style-name="T3">Apagando um branch</text:span></text:p>
      <text:p text:style-name="Standard">git branch -d bug-123</text:p>
      <text:p text:style-name="Standard"/>
      <text:p text:style-name="P16"><text:bookmark text:name="_745jjkoinebs"/><text:span text:style-name="T3">Listar branches</text:span></text:p>
      <text:p text:style-name="P15"><text:bookmark text:name="_lsnq2ja36jn"/><text:span text:style-name="T5">Listar branches</text:span></text:p>
      <text:p text:style-name="Standard">git branch</text:p>
      <text:p text:style-name="Standard"/>
      <text:p text:style-name="P15"><text:bookmark text:name="_gpjnear39hjh"/><text:span text:style-name="T5">Listar branches com informações dos últimos commits</text:span></text:p>
      <text:p text:style-name="Standard">git branch -v</text:p>
      <text:p text:style-name="Standard"/>
      <text:p text:style-name="P15"><text:bookmark text:name="_9ua2wso0ovw2"/><text:span text:style-name="T5">Listar branches que já foram fundidos (merged) com o master</text:span></text:p>
      <text:p text:style-name="Standard">git branch --merged</text:p>
      <text:p text:style-name="Standard"/>
      <text:p text:style-name="P15"><text:bookmark text:name="_hd95kb2x3d9y"/><text:span text:style-name="T5">Listar branches que não foram fundidos (merged) com o master</text:span></text:p>
      <text:p text:style-name="Standard">git branch --no-merged</text:p>
      <text:p text:style-name="Standard"/>
      <text:p text:style-name="P16"><text:bookmark text:name="_9aug73fczma9"/><text:span text:style-name="T3">Criando branches no repositório remoto</text:span></text:p>
      <text:p text:style-name="P15"><text:bookmark text:name="_7yxfhzbyuncz"/><text:span text:style-name="T5">Criando um branch remoto com o mesmo nome</text:span></text:p>
      <text:p text:style-name="Standard">git push origin bug-123</text:p>
      <text:p text:style-name="Standard"/>
      <text:p text:style-name="P15"><text:bookmark text:name="_h3rpy2m05tyi"/><text:soft-page-break/><text:span text:style-name="T5">Criando um branch remoto com nome diferente</text:span></text:p>
      <text:p text:style-name="Standard">git push origin bug-123:new-branch</text:p>
      <text:p text:style-name="Standard"/>
      <text:p text:style-name="P16"><text:bookmark text:name="_exh7qcvaeelg"/><text:span text:style-name="T3">Baixar um branch remoto para edição</text:span></text:p>
      <text:p text:style-name="Standard">git checkout -b bug-123 origin/bug-123</text:p>
      <text:p text:style-name="Standard"/>
      <text:p text:style-name="P16"><text:bookmark text:name="_n0ly34mei7th"/><text:span text:style-name="T3">Apagar branch remoto</text:span></text:p>
      <text:p text:style-name="Standard">git push origin:bug-123</text:p>
      <text:p text:style-name="Standard"/>
      <text:p text:style-name="P14"><text:bookmark text:name="_xy37rm2s8x0q"/><text:span text:style-name="T4">Rebasing</text:span></text:p>
      <text:p text:style-name="P10">Fazendo o <text:span text:style-name="T6">rebase</text:span> entre um o branch bug-123 e o master.</text:p>
      <text:p text:style-name="Standard">git checkout experiment</text:p>
      <text:p text:style-name="Standard"/>
      <text:p text:style-name="Standard">git rebase master</text:p>
      <text:p text:style-name="Standard"/>
      <text:p text:style-name="P10">Mais informações e explicações sobre o<text:a xlink:type="simple" xlink:href="http://git-scm.com/book/en/Git-Branching-Rebasing" text:style-name="ListLabel_20_37" text:visited-style-name="ListLabel_20_37"> </text:a><text:a xlink:type="simple" xlink:href="http://git-scm.com/book/en/Git-Branching-Rebasing" text:style-name="ListLabel_20_38" text:visited-style-name="ListLabel_20_38"><text:span text:style-name="T7">Rebasing</text:span></text:a></text:p>
      <text:p text:style-name="P10">###Stash</text:p>
      <text:p text:style-name="P10">Para alternar entre um branch e outro é necessário fazer o commit das alterações atuais para depois trocar para um outro branch. Se existir a necessidade de realizar a troca sem fazer o commit é possível criar um <text:span text:style-name="T6">stash</text:span>. O Stash como se fosse um branch temporário que contem apenas as alterações ainda não commitadas.</text:p>
      <text:p text:style-name="P16"><text:bookmark text:name="_sk7las8dfwsh"/><text:span text:style-name="T3">Criar um stash</text:span></text:p>
      <text:p text:style-name="Standard">git stash</text:p>
      <text:p text:style-name="Standard"/>
      <text:p text:style-name="P16"><text:bookmark text:name="_v2lgmyrs85jl"/><text:soft-page-break/><text:span text:style-name="T3">Listar stashes</text:span></text:p>
      <text:p text:style-name="Standard">git stash list</text:p>
      <text:p text:style-name="Standard"/>
      <text:p text:style-name="P16"><text:bookmark text:name="_pwvns35vd7pg"/><text:span text:style-name="T3">Voltar para o último stash</text:span></text:p>
      <text:p text:style-name="Standard">git stash apply</text:p>
      <text:p text:style-name="Standard"/>
      <text:p text:style-name="P16"><text:bookmark text:name="_ne9s1bld5n5e"/><text:span text:style-name="T3">Voltar para um stash específico</text:span></text:p>
      <text:p text:style-name="Standard">git stash apply stash@{2}</text:p>
      <text:p text:style-name="Standard"/>
      <text:p text:style-name="P10">Onde <text:span text:style-name="T6">2</text:span> é o indíce do stash desejado.</text:p>
      <text:p text:style-name="P16"><text:bookmark text:name="_thztmkidfnan"/><text:span text:style-name="T3">Criar um branch a partir de um stash</text:span></text:p>
      <text:p text:style-name="Standard">git stash branch meu_branch</text:p>
      <text:p text:style-name="Standard"/>
      <text:p text:style-name="P14"><text:bookmark text:name="_2aw0mm5lqkmv"/><text:span text:style-name="T4">Reescrevendo o histórico</text:span></text:p>
      <text:p text:style-name="P16"><text:bookmark text:name="_xczjzxyuow6g"/><text:span text:style-name="T3">Alterando mensagens de commit</text:span></text:p>
      <text:p text:style-name="Standard">git commit --amend -m "Minha nova mensagem"</text:p>
      <text:p text:style-name="Standard"/>
      <text:p text:style-name="P16"><text:bookmark text:name="_tlaugew4fv9m"/><text:span text:style-name="T3">Alterar últimos commits</text:span></text:p>
      <text:p text:style-name="P10">Alterando os três últimos commits</text:p>
      <text:p text:style-name="Standard">git rebase -i HEAD~3</text:p>
      <text:p text:style-name="Standard"/>
      <text:p text:style-name="P10"><text:soft-page-break/>O editor de texto será aberto com as linhas representando os três últimos commits.</text:p>
      <text:p text:style-name="Standard">pick f7f3f6d changed my name a bit</text:p>
      <text:p text:style-name="Standard">pick 310154e updated README formatting and added blame</text:p>
      <text:p text:style-name="Standard">pick a5f4a0d added catfile</text:p>
      <text:p text:style-name="Standard"/>
      <text:p text:style-name="P10">Altere para edit os commits que deseja realizar alterações.</text:p>
      <text:p text:style-name="Standard">edit f7f3f6d changed my name a bit</text:p>
      <text:p text:style-name="Standard">pick 310154e updated README formatting and added blame</text:p>
      <text:p text:style-name="Standard">pick a5f4a0d added catfile</text:p>
      <text:p text:style-name="Standard"/>
      <text:p text:style-name="P10">Feche o editor de texto.</text:p>
      <text:p text:style-name="P10">Digite o comando para alterar a mensagem do commit que foi marcado como <text:span text:style-name="T8">edit</text:span>.</text:p>
      <text:p text:style-name="Standard">git commit –amend -m “Nova mensagem”</text:p>
      <text:p text:style-name="Standard"/>
      <text:p text:style-name="P10">Aplique a alteração</text:p>
      <text:p text:style-name="Standard">git rebase --continue</text:p>
      <text:p text:style-name="Standard"/>
      <text:p text:style-name="P10"><text:span text:style-name="T6">Atenção:</text:span> É possível alterar a ordem dos commits ou remover um commit apenas mudando as linhas ou removendo.</text:p>
      <text:p text:style-name="P16"><text:bookmark text:name="_2wps9myqj0uh"/><text:span text:style-name="T3">Juntando vários commits</text:span></text:p>
      <text:p text:style-name="P10">Seguir os mesmos passos acima, porém marcar os commtis que devem ser juntados com *<text:span text:style-name="T8">squash</text:span></text:p>
      <text:p text:style-name="P16"><text:bookmark text:name="_abf59g8oovmk"/><text:span text:style-name="T3">Remover todo histórico de um arquivo</text:span></text:p>
      <text:p text:style-name="Standard"><text:soft-page-break/>git filter-branch --tree-filter 'rm -f passwords.txt' HEAD</text:p>
      <text:p text:style-name="Standard"/>
      <text:p text:style-name="P14"><text:bookmark text:name="_qberowntrvga"/><text:span text:style-name="T4">Bisect</text:span></text:p>
      <text:p text:style-name="P10">O bisect (pesquisa binária) é útil para encontrar um commit que esta gerando um bug ou uma inconsistência entre uma sequência de commits.</text:p>
      <text:p text:style-name="P16"><text:bookmark text:name="_x3koiye238jv"/><text:span text:style-name="T3">Iniciar pequinsa binária</text:span></text:p>
      <text:p text:style-name="Standard">git bisect start</text:p>
      <text:p text:style-name="Standard"/>
      <text:p text:style-name="P16"><text:bookmark text:name="_30m39abdaviu"/><text:span text:style-name="T3">Marcar o commit atual como ruim</text:span></text:p>
      <text:p text:style-name="Standard">git bisect bad</text:p>
      <text:p text:style-name="Standard"/>
      <text:p text:style-name="P16"><text:bookmark text:name="_gm5vs7abrdji"/><text:span text:style-name="T3">Marcar o commit de uma tag que esta sem o bug/inconsistência</text:span></text:p>
      <text:p text:style-name="Standard">git bisect good vs-1.1</text:p>
      <text:p text:style-name="Standard"/>
      <text:p text:style-name="P16"><text:bookmark text:name="_nv5u84htf3gr"/><text:span text:style-name="T3">Marcar o commit como bom</text:span></text:p>
      <text:p text:style-name="P10">O GIT irá navegar entre os commits para ajudar a indentificar o commit que esta com o problema. Se o commit atual não estiver quebrado, então é necessário marca-lo como <text:span text:style-name="T6">bom</text:span>.</text:p>
      <text:p text:style-name="Standard">git bisect good</text:p>
      <text:p text:style-name="Standard"/>
      <text:p text:style-name="P16"><text:bookmark text:name="_mm6bey3zm551"/><text:span text:style-name="T3">Marcar o commit como ruim</text:span></text:p>
      <text:p text:style-name="P10">Se o commit estiver com o problema, então ele deverá ser marcado como <text:span text:style-name="T6">ruim</text:span>.</text:p>
      <text:p text:style-name="Standard">git bisect bad</text:p>
      <text:p text:style-name="Standard"/>
      <text:p text:style-name="P16"><text:bookmark text:name="_jt477xjf87u0"/><text:soft-page-break/><text:span text:style-name="T3">Finalizar a pesquisa binária</text:span></text:p>
      <text:p text:style-name="P10">Depois de encontrar o commit com problema, para retornar para o <text:span text:style-name="T8">HEAD</text:span> utilize:</text:p>
      <text:p text:style-name="Standard">git bisect reset</text:p>
      <text:p text:style-name="Standard"/>
      <text:p text:style-name="P11"><text:bookmark text:name="_33ed12t0of6l"/><text:span text:style-name="T1">Referência</text:span></text:p>
      <text:p text:style-name="P10"><text:a xlink:type="simple" xlink:href="https://gist.github.com/leocomelli/2545add34e4fec21ec16" text:style-name="ListLabel_20_38" text:visited-style-name="ListLabel_20_38"><text:span text:style-name="T7">https://gist.github.com/leocomelli/2545add34e4fec21ec16</text:span></text:a></text:p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6" meta:paragraph-count="235" meta:word-count="1468" meta:character-count="9382" meta:non-whitespace-character-count="8173"/>
    <meta:generator>LibreOfficeDev/6.0.5.2$Linux_X86_64 LibreOffice_project/</meta:generator>
  </office:meta>
</office:document-meta>
</file>